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Ubuntu Mono" svg:font-family="'Ubuntu Mono'" style:font-pitch="fixed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0.069cm" fo:min-width="15.073cm" fo:padding-top="0.141cm" fo:padding-bottom="0.141cm" fo:padding-left="0.141cm" fo:padding-right="0.141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2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3" style:family="graphic" style:parent-style-name="standard">
      <style:graphic-properties draw:fill-color="#aea79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6">
      <style:graphic-properties fo:min-height="11.843cm"/>
    </style:style>
    <style:style style:name="pr15" style:family="presentation" style:parent-style-name="Jugo1-outline1" style:list-style-name="L4">
      <style:graphic-properties fo:min-height="11.843cm"/>
    </style:style>
    <style:style style:name="co1" style:family="table-column">
      <style:table-column-properties style:column-width="11.75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ro3" style:family="table-row">
      <style:table-row-properties style:row-height="3.628cm"/>
    </style:style>
    <style:style style:name="ro4" style:family="table-row">
      <style:table-row-properties style:row-height="4.073cm"/>
    </style:style>
    <style:style style:name="ce1" style:family="table-cell">
      <style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3" style:family="table-cell">
      <style:graphic-properties style:repeat="repeat"/>
      <style:text-properties fo:color="#dd4814" fo:font-size="24pt" style:font-size-asian="24pt" style:font-size-complex="24pt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center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style:text-properties fo:font-size="20pt"/>
    </style:style>
    <style:style style:name="P7" style:family="paragraph">
      <style:paragraph-properties fo:margin-left="0.167cm" fo:margin-right="0cm" fo:margin-top="0cm" fo:margin-bottom="0cm" fo:line-height="100%" fo:text-align="start" fo:text-indent="-0.166cm">
        <style:tab-stops>
          <style:tab-stop style:position="0cm"/>
        </style:tab-stops>
      </style:paragraph-properties>
      <style:text-properties fo:color="#000000"/>
    </style:style>
    <style:style style:name="P8" style:family="paragraph">
      <style:paragraph-properties fo:margin-left="0.167cm" fo:margin-right="0cm" fo:margin-top="0cm" fo:margin-bottom="0cm" fo:line-height="100%" fo:text-align="start" fo:text-indent="-0.166cm" style:font-independent-line-spacing="true">
        <style:tab-stops>
          <style:tab-stop style:position="0cm"/>
        </style:tab-stops>
      </style:paragraph-properties>
      <style:text-properties fo:color="#000000" fo:font-size="12pt"/>
    </style:style>
    <style:style style:name="P9" style:family="paragraph">
      <style:paragraph-properties fo:line-height="100%" fo:text-align="start">
        <style:tab-stops>
          <style:tab-stop style:position="0cm"/>
        </style:tab-stops>
      </style:paragraph-properties>
      <style:text-properties fo:color="#000000" style:font-name="Ubuntu Mono"/>
    </style:style>
    <style:style style:name="P10" style:family="paragraph">
      <style:text-properties fo:color="#000000" style:font-name="Ubuntu Mono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>
        <style:tab-stops>
          <style:tab-stop style:position="3.745cm"/>
        </style:tab-stops>
      </style:paragraph-properties>
    </style:style>
    <style:style style:name="P14" style:family="paragraph">
      <style:paragraph-properties fo:margin-left="0cm" fo:margin-right="0cm" fo:text-indent="2.858cm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color="#dd4814" fo:font-size="32pt" style:font-size-asian="32pt" style:font-size-complex="32pt"/>
    </style:style>
    <style:style style:name="P16" style:family="paragraph">
      <style:paragraph-properties fo:text-align="end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7216f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dd4814"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 Light" fo:font-size="34pt" fo:letter-spacing="normal" fo:font-style="normal" style:text-underline-style="none" fo:font-weight="bold" style:font-name-asian="Consolas" style:font-size-asian="34pt" style:font-style-asian="normal" style:font-weight-asian="bold" style:font-name-complex="Consolas" style:font-size-complex="3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 Mono" fo:font-size="34pt" fo:letter-spacing="normal" fo:font-style="normal" style:text-underline-style="none" fo:font-weight="normal" style:font-name-asian="Consolas" style:font-size-asian="34pt" style:font-style-asian="normal" style:font-weight-asian="normal" style:font-name-complex="Consolas" style:font-size-complex="3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34pt" fo:letter-spacing="normal" fo:font-style="normal" style:text-underline-style="none" fo:font-weight="bold" style:font-name-asian="Consolas" style:font-size-asian="34pt" style:font-style-asian="normal" style:font-weight-asian="bold" style:font-name-complex="Consolas" style:font-size-complex="3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 Light1" fo:font-size="34pt" fo:letter-spacing="normal" fo:font-style="normal" style:text-underline-style="none" fo:font-weight="bold" style:font-name-asian="Consolas" style:font-size-asian="34pt" style:font-style-asian="normal" style:font-weight-asian="bold" style:font-name-complex="Consolas" style:font-size-complex="3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 Mono" fo:font-size="34pt" fo:letter-spacing="normal" fo:font-style="normal" style:text-underline-style="none" fo:font-weight="bold" style:font-name-asian="Consolas" style:font-size-asian="34pt" style:font-style-asian="normal" style:font-weight-asian="bold" style:font-name-complex="Consolas" style:font-size-complex="34pt" style:font-style-complex="normal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772953" fo:font-weight="bold" style:font-weight-asian="bold" style:font-weight-complex="bold"/>
    </style:style>
    <style:style style:name="T18" style:family="text">
      <style:text-properties fo:color="#dd4814" fo:font-size="32pt" style:font-size-asian="32pt" style:font-size-complex="32pt"/>
    </style:style>
    <style:style style:name="T19" style:family="text">
      <style:text-properties fo:color="#dd4814" fo:font-size="24pt" style:font-size-asian="24pt" style:font-size-complex="24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dd481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Wingdings" style:font-charset="x-symbol" fo:color="#7b0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min-label-width="2.159cm"/>
        <style:text-properties fo:color="#ff6600" fo:font-size="100%"/>
      </text:list-level-style-number>
      <text:list-level-style-number text:level="2" style:num-format="1">
        <style:list-level-properties text:space-before="0.6cm" text:min-label-width="2.159cm"/>
        <style:text-properties fo:color="#ff6600" fo:font-size="100%"/>
      </text:list-level-style-number>
      <text:list-level-style-number text:level="3" style:num-format="1">
        <style:list-level-properties text:space-before="1.2cm" text:min-label-width="2.159cm"/>
        <style:text-properties fo:color="#ff6600" fo:font-size="100%"/>
      </text:list-level-style-number>
      <text:list-level-style-number text:level="4" style:num-format="1">
        <style:list-level-properties text:space-before="1.8cm" text:min-label-width="2.159cm"/>
        <style:text-properties fo:color="#ff6600" fo:font-size="100%"/>
      </text:list-level-style-number>
      <text:list-level-style-number text:level="5" style:num-format="1">
        <style:list-level-properties text:space-before="2.4cm" text:min-label-width="2.159cm"/>
        <style:text-properties fo:color="#ff6600" fo:font-size="100%"/>
      </text:list-level-style-number>
      <text:list-level-style-number text:level="6" style:num-format="1">
        <style:list-level-properties text:space-before="3cm" text:min-label-width="2.159cm"/>
        <style:text-properties fo:color="#ff6600" fo:font-size="100%"/>
      </text:list-level-style-number>
      <text:list-level-style-number text:level="7" style:num-format="1">
        <style:list-level-properties text:space-before="3.6cm" text:min-label-width="2.159cm"/>
        <style:text-properties fo:color="#ff6600" fo:font-size="100%"/>
      </text:list-level-style-number>
      <text:list-level-style-number text:level="8" style:num-format="1">
        <style:list-level-properties text:space-before="4.2cm" text:min-label-width="2.159cm"/>
        <style:text-properties fo:color="#ff6600" fo:font-size="100%"/>
      </text:list-level-style-number>
      <text:list-level-style-number text:level="9" style:num-format="1">
        <style:list-level-properties text:space-before="4.8cm" text:min-label-width="2.159cm"/>
        <style:text-properties fo:color="#ff6600" fo:font-size="100%"/>
      </text:list-level-style-number>
      <text:list-level-style-number text:level="10" style:num-format="1">
        <style:list-level-properties text:space-before="5.4cm" text:min-label-width="2.159cm"/>
        <style:text-properties fo:color="#ff6600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1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language</text:p>
              </text:list-item>
              <text:list-item>
                <text:p>Hello world!</text:p>
              </text:list-item>
              <text:list-item>
                <text:p>Decision Tree</text:p>
              </text:list-item>
              <text:list-item>
                <text:p>Variable</text:p>
              </text:list-item>
              <text:list-item>
                <text:p>Statements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view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Programming</text:p>
              </text:list-item>
              <text:list-item>
                <text:p>Flowchart</text:p>
              </text:list-item>
              <text:list-item>
                <text:p>Pseudocode</text:p>
              </text:list-item>
              <text:list-item>
                <text:p>Binary</text:p>
              </text:list-item>
              <text:list-item>
                <text:p>Compiler</text:p>
              </text:list-item>
              <text:list-item>
                <text:p>C Vs C++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oritma adalah <text:span text:style-name="T2">langkah-langkah logis </text:span><text:span text:style-name="T3">penyelesaian suatu masalah </text:span></text:p>
              </text:list-item>
              <text:list-item>
                <text:p><text:span text:style-name="T3">Input <text:s/></text:span><text:span text:style-name="T2">&gt;&gt;</text:span><text:span text:style-name="T3"> ALGORITMA </text:span><text:span text:style-name="T2">&gt;&gt;</text:span><text:span text:style-name="T3"> output</text:span></text:p>
              </text:list-item>
              <text:list-item>
                <text:p><text:span text:style-name="T3">Algoritma bisa berupa:</text:span></text:p>
                <text:list>
                  <text:list-item>
                    <text:p><text:span text:style-name="T3">Flowchart</text:span></text:p>
                  </text:list-item>
                  <text:list-item>
                    <text:p><text:span text:style-name="T3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05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4">C</text:span></text:p>
              </table:table-cell>
              <table:table-cell>
                <text:p text:style-name="P2"><text:span text:style-name="T4">C++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ructural/Procedural</text:span></text:p>
              </table:table-cell>
              <table:table-cell>
                <text:p text:style-name="P2"><text:span text:style-name="T5">Object Oriented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andard Library (stdio)</text:span></text:p>
              </table:table-cell>
              <table:table-cell>
                <text:p text:style-name="P2"><text:span text:style-name="T5">iostream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implicity</text:span></text:p>
              </table:table-cell>
              <table:table-cell>
                <text:p text:style-name="P2"><text:span text:style-name="T5">Complexit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5">User defined, struct</text:span></text:p>
              </table:table-cell>
              <table:table-cell>
                <text:p text:style-name="P2"><text:span text:style-name="T5">Template, Class, et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yntax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6">&gt;&gt;</text:span> <text:tab/>Compile/build</text:p>
                <text:p/>
                <text:p/>
                <text:p>Objec Code<text:tab/><text:tab/><text:tab/><text:tab/><text:tab/><text:span text:style-name="T6">&gt;&gt;</text:span><text:span text:style-name="T6"><text:tab/></text:span> <text:tab/>Run</text:p>
              </text:list-header>
            </text:list>
          </draw:text-box>
        </draw:frame>
        <draw:frame draw:style-name="gr2" draw:layer="layout" svg:width="4.4cm" svg:height="0.967cm" svg:x="5.4cm" svg:y="18cm">
          <draw:text-box>
            <text:p>fdsafa</text:p>
          </draw:text-box>
        </draw:frame>
        <draw:line draw:style-name="gr3" draw:text-style-name="P2" draw:layer="layout" svg:x1="5.6cm" svg:y1="6.4cm" svg:x2="5.6cm" svg:y2="9.6cm">
          <text:p/>
        </draw:line>
        <draw:line draw:style-name="gr3" draw:text-style-name="P2" draw:layer="layout" svg:x1="5.6cm" svg:y1="11.111cm" svg:x2="5.6cm" svg:y2="14.311cm">
          <text:p/>
        </draw:lin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4" draw:text-style-name="P4" draw:layer="layout" svg:width="4.435cm" svg:height="1.644cm" svg:x="14.767cm" svg:y="13.579cm">
            <text:p text:style-name="P3"><text:span text:style-name="T7">PRINT</text:span></text:p>
            <text:p text:style-name="P3"><text:span text:style-name="T7">“</text:span><text:span text:style-name="T7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4" draw:text-style-name="P4" draw:layer="layout" svg:width="2.61cm" svg:height="0.938cm" svg:x="19.459cm" svg:y="5.081cm">
              <text:p text:style-name="P3"><text:span text:style-name="T7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5" draw:text-style-name="P4" draw:layer="layout" svg:x1="20.764cm" svg:y1="6.02cm" svg:x2="20.764cm" svg:y2="6.725cm">
              <text:p/>
            </draw:line>
            <draw:custom-shape draw:name="AutoShape 11" draw:style-name="gr4" draw:text-style-name="P4" draw:layer="layout" svg:width="5.736cm" svg:height="1.41cm" svg:x="17.849cm" svg:y="6.757cm">
              <text:p text:style-name="P3"><text:span text:style-name="T7">Input</text:span></text:p>
              <text:p text:style-name="P3"><text:span text:style-name="T7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4" draw:text-style-name="P4" draw:layer="layout" svg:width="6.565cm" svg:height="0.938cm" svg:x="17.1cm" svg:y="9.12cm">
              <text:p text:style-name="P5"><text:span text:style-name="T7">GRADE</text:span><text:span text:style-name="T8"></text:span><text:span text:style-name="T7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5" draw:text-style-name="P4" draw:layer="layout" svg:x1="20.455cm" svg:y1="8.167cm" svg:x2="20.455cm" svg:y2="9.111cm">
              <text:p/>
            </draw:line>
            <draw:custom-shape draw:name="AutoShape 14" draw:style-name="gr4" draw:text-style-name="P4" draw:layer="layout" svg:width="5.216cm" svg:height="2.349cm" svg:x="17.849cm" svg:y="10.756cm">
              <text:p text:style-name="P3"><text:span text:style-name="T7">IS</text:span></text:p>
              <text:p text:style-name="P3"><text:span text:style-name="T7">GRADE&gt;</text:span></text:p>
              <text:p text:style-name="P3"><text:span text:style-name="T7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4" draw:text-style-name="P4" draw:layer="layout" svg:width="4.435cm" svg:height="1.644cm" svg:x="21.761cm" svg:y="13.579cm">
              <text:p text:style-name="P3"><text:span text:style-name="T7">PRINT</text:span></text:p>
              <text:p text:style-name="P3"><text:span text:style-name="T7">“</text:span><text:span text:style-name="T7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5" draw:text-style-name="P4" draw:layer="layout" svg:x1="20.455cm" svg:y1="15.928cm" svg:x2="20.455cm" svg:y2="16.4cm">
              <text:p/>
            </draw:line>
            <draw:custom-shape draw:name="AutoShape 18" draw:style-name="gr4" draw:text-style-name="P4" draw:layer="layout" svg:width="2.605cm" svg:height="0.938cm" svg:x="19.155cm" svg:y="16.401cm">
              <text:p text:style-name="P3"><text:span text:style-name="T7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6" draw:text-style-name="P4" draw:layer="layout" svg:x1="16.883cm" svg:y1="15.928cm" svg:x2="24.371cm" svg:y2="15.928cm">
              <text:p/>
            </draw:line>
            <draw:line draw:name="Line 20" draw:style-name="gr6" draw:text-style-name="P4" draw:layer="layout" svg:x1="16.883cm" svg:y1="15.928cm" svg:x2="16.883cm" svg:y2="15.223cm">
              <text:p/>
            </draw:line>
            <draw:line draw:name="Line 21" draw:style-name="gr6" draw:text-style-name="P4" draw:layer="layout" svg:x1="24.371cm" svg:y1="15.928cm" svg:x2="24.371cm" svg:y2="15.223cm">
              <text:p/>
            </draw:line>
            <draw:line draw:name="Line 22" draw:style-name="gr6" draw:text-style-name="P4" draw:layer="layout" svg:x1="23.066cm" svg:y1="11.929cm" svg:x2="24.371cm" svg:y2="11.929cm">
              <text:p/>
            </draw:line>
            <draw:line draw:name="Line 23" draw:style-name="gr5" draw:text-style-name="P4" draw:layer="layout" svg:x1="24.371cm" svg:y1="11.929cm" svg:x2="24.371cm" svg:y2="13.578cm">
              <text:p/>
            </draw:line>
            <draw:line draw:name="Line 24" draw:style-name="gr5" draw:text-style-name="P4" draw:layer="layout" svg:x1="16.672cm" svg:y1="11.854cm" svg:x2="16.672cm" svg:y2="13.503cm">
              <text:p/>
            </draw:line>
            <draw:line draw:name="Line 26" draw:style-name="gr5" draw:text-style-name="P4" draw:layer="layout" svg:x1="20.455cm" svg:y1="10.05cm" svg:x2="20.455cm" svg:y2="10.756cm">
              <text:p/>
            </draw:line>
            <draw:custom-shape draw:name="Text Box 27" draw:style-name="gr7" draw:text-style-name="P4" draw:layer="layout" svg:width="1.304cm" svg:height="0.7cm" svg:x="23.022cm" svg:y="11.219cm">
              <text:p text:style-name="P3"><text:span text:style-name="T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7" draw:text-style-name="P4" draw:layer="layout" svg:width="1.304cm" svg:height="0.705cm" svg:x="16.672cm" svg:y="11.149cm">
              <text:p text:style-name="P3"><text:span text:style-name="T7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6" draw:text-style-name="P4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temen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x = 12;</text:p>
                <text:p>int x;</text:p>
                <text:p>if ( x &gt; y )</text:p>
                <text:p><text:span text:style-name="T9">printf</text:span>("hello, %s\n", s);</text:p>
                <text:p/>
                <text:p>function</text:p>
              </text:list-header>
            </text:list>
          </draw:text-box>
        </draw:frame>
        <draw:line draw:style-name="gr8" draw:text-style-name="P2" draw:layer="layout" svg:x1="4.661cm" svg:y1="10.709cm" svg:x2="4.661cm" svg:y2="12.599cm">
          <text:p/>
        </draw:lin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custom-shape draw:name="Shape 223" draw:style-name="gr9" draw:text-style-name="P8" draw:layer="layout" svg:width="15.354cm" svg:height="10.35cm" svg:x="2.355cm" svg:y="4.991cm">
          <text:p text:style-name="P7"><text:span text:style-name="T10">// declaring a variable</text:span></text:p>
          <text:p text:style-name="P7"><text:span text:style-name="T11">int counter = 0;</text:span></text:p>
          <text:p text:style-name="P7"><text:span text:style-name="T11">int counter2;</text:span></text:p>
          <text:p text:style-name="P7"><text:span text:style-name="T12"/></text:p>
          <text:p text:style-name="P7"><text:span text:style-name="T13">// resetting a variable</text:span></text:p>
          <text:p text:style-name="P7"><text:span text:style-name="T11">counter = 4;</text:span></text:p>
          <text:p text:style-name="P7"><text:span text:style-name="T11">counter2 = 5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frame presentation:style-name="pr8" draw:text-style-name="P10" draw:layer="layout" svg:width="23.5cm" svg:height="12.093cm" svg:x="2.2cm" svg:y="5cm" presentation:class="outline">
          <draw:text-box>
            <text:p text:style-name="P9"><text:span text:style-name="T14">int counter = 0;</text:span></text:p>
            <text:p text:style-name="P9"><text:span text:style-name="T14">while (true)</text:span><text:span text:style-name="T14"><text:line-break/></text:span><text:span text:style-name="T14">{</text:span><text:span text:style-name="T14"><text:line-break/></text:span><text:span text:style-name="T14"> <text:s text:c="3"/>printf("%d\n", counter);</text:span></text:p>
            <text:p text:style-name="P9"><text:span text:style-name="T14"><text:s text:c="4"/></text:span><text:span text:style-name="T14">counter++;</text:span></text:p>
            <text:p text:style-name="P9"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igunakan untuk kejadian berulang</text:p>
              </text:list-item>
              <text:list-item>
                <text:p>Untuk i=0, i kurang dari 10, i=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6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2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0" draw:text-style-name="P11" draw:layer="layout" svg:width="9.2cm" svg:height="6.4cm" svg:x="7.9cm" svg:y="7.9cm">
          <text:p text:style-name="P2"><text:span text:style-name="T15">Cek Kondis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681cm" svg:height="3.905cm" draw:transform="rotate (-1.5707963267949) translate (10.594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svg:x="6.008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12" draw:layer="layout" svg:width="5.8cm" svg:height="1.288cm" svg:x="1.7cm" svg:y="5cm">
          <draw:text-box>
            <text:p><text:span text:style-name="T16">Inisialisasi</text:span></text:p>
          </draw:text-box>
        </draw:frame>
        <draw:frame draw:style-name="gr2" draw:text-style-name="P12" draw:layer="layout" svg:width="5.8cm" svg:height="1.288cm" svg:x="18.5cm" svg:y="5cm">
          <draw:text-box>
            <text:p><text:span text:style-name="T16">Update</text:span></text:p>
          </draw:text-box>
        </draw:frame>
        <draw:frame draw:style-name="gr2" draw:text-style-name="P12" draw:layer="layout" svg:width="5.8cm" svg:height="1.288cm" svg:x="1.7cm" svg:y="15.2cm">
          <draw:text-box>
            <text:p><text:span text:style-name="T16">Keluar</text:span></text:p>
          </draw:text-box>
        </draw:frame>
        <draw:frame draw:style-name="gr2" draw:text-style-name="P12" draw:layer="layout" svg:width="5.8cm" svg:height="1.288cm" svg:x="18.6cm" svg:y="15.1cm">
          <draw:text-box>
            <text:p><text:span text:style-name="T16">Eksekusi</text:span></text:p>
          </draw:text-box>
        </draw:frame>
        <draw:line draw:style-name="gr12" draw:text-style-name="P2" draw:layer="layout" svg:x1="20.2cm" svg:y1="14.6cm" svg:x2="20.2cm" svg:y2="6.8cm">
          <text:p/>
        </draw:line>
        <draw:frame draw:style-name="gr2" draw:text-style-name="P12" draw:layer="layout" svg:width="10.6cm" svg:height="2.325cm" svg:x="8.6cm" svg:y="17.8cm">
          <draw:text-box>
            <text:p><text:span text:style-name="T16">for ( i = 1; i&lt;=10; i++)</text:span></text:p>
            <text:p><text:span text:style-name="T16"><text:tab/></text:span><text:span text:style-name="T16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2cm" presentation:class="title" presentation:user-transformed="true">
          <draw:text-box>
            <text:p>For [3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17">{</text:span></text:p>
              </text:list-item>
              <text:list-item>
                <text:p>int i, j; <text:s text:c="3"/></text:p>
              </text:list-item>
              <text:list-item>
                <text:p>for (i=1; i&lt;=10; i++) <text:tab/><text:span text:style-name="T6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9"/>printf("\n"); </text:p>
              </text:list-item>
              <text:list-item>
                <text:p><text:s/><text:tab/> <text:s text:c="2"/><text:span text:style-name="T6">} </text:span><text:span text:style-name="T6"><text:tab/></text:span></text:p>
              </text:list-item>
              <text:list-item>
                <text:p><text:span text:style-name="T6"><text:s text:c="2"/></text:span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14" draw:text-style-name="P14" draw:layer="layout" svg:width="23.5cm" svg:height="16.25cm" svg:x="2.2cm" svg:y="2.8cm" presentation:class="outline" presentation:user-transformed="true">
          <draw:text-box>
            <text:list text:style-name="L6">
              <text:list-item>
                <text:p><text:span text:style-name="T2">*</text:span></text:p>
              </text:list-item>
              <text:list-item>
                <text:p><text:span text:style-name="T2">**</text:span></text:p>
              </text:list-item>
              <text:list-item>
                <text:p><text:span text:style-name="T2">***</text:span></text:p>
              </text:list-item>
              <text:list-item>
                <text:p><text:span text:style-name="T2">****</text:span></text:p>
              </text:list-item>
              <text:list-item>
                <text:p><text:span text:style-name="T2">*****</text:span></text:p>
              </text:list-item>
              <text:list-item>
                <text:p><text:span text:style-name="T2">******</text:span></text:p>
              </text:list-item>
              <text:list-item>
                <text:p><text:span text:style-name="T2">*******</text:span></text:p>
              </text:list-item>
              <text:list-item>
                <text:p><text:span text:style-name="T2">********</text:span></text:p>
              </text:list-item>
              <text:list-item>
                <text:p><text:span text:style-name="T2">*********</text:span></text:p>
              </text:list-item>
              <text:list-item>
                <text:p text:style-name="P13"><text:span text:style-name="T2">**********</text:span></text:p>
              </text:list-item>
            </text:list>
          </draw:text-box>
        </draw:frame>
        <draw:custom-shape draw:style-name="gr13" draw:text-style-name="P15" draw:layer="layout" svg:width="8.755cm" svg:height="4.089cm" svg:x="13.903cm" svg:y="3.8cm">
          <text:p text:style-name="P2"><text:span text:style-name="T18">FLOWCHART??</text:span></text:p>
          <draw:enhanced-geometry svg:viewBox="0 0 21600 21600" draw:text-areas="800 800 20800 20800" draw:type="round-rectangular-callout" draw:modifiers="-7474.64595705802 44720.97799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Buatlah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Flowchart untuk membentuk pola berikut.</text:p>
              </text:list-item>
              <text:list-item>
                <text:p>Input = N bilangan bulat</text:p>
              </text:list-item>
              <text:list-item>
                <text:p>Output</text:p>
                <text:p/>
                <text:p/>
              </text:list-item>
            </text:list>
          </draw:text-box>
        </draw:frame>
        <draw:frame draw:style-name="standard" draw:layer="layout" svg:width="14.098cm" svg:height="11.957cm" svg:x="8.19cm" svg:y="8.15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list text:style-name="L1">
                  <text:list-header>
                    <text:p><text:span text:style-name="T19">N =1</text:span></text:p>
                    <text:p text:style-name="P16"><text:span text:style-name="T19"><text:s text:c="2"/></text:span><text:span text:style-name="T19">*</text:span></text:p>
                  </text:list-header>
                </text:list>
              </table:table-cell>
              <table:table-cell>
                <text:p><text:span text:style-name="T20"><text:s/></text:span><text:span text:style-name="T19">N = 3</text:span></text:p>
                <text:list text:style-name="L3">
                  <text:list-header>
                    <text:p text:style-name="P16"><text:span text:style-name="T19"><text:s text:c="4"/></text:span><text:span text:style-name="T19">*</text:span></text:p>
                    <text:p text:style-name="P16"><text:span text:style-name="T19"><text:s text:c="3"/></text:span><text:span text:style-name="T19">**</text:span></text:p>
                    <text:p text:style-name="P16"><text:span text:style-name="T19"><text:s text:c="2"/></text:span><text:span text:style-name="T19">***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3">
                  <text:list-header>
                    <text:p><text:span text:style-name="T19">N = 5</text:span></text:p>
                  </text:list-header>
                </text:list>
                <text:p text:style-name="P16"><text:span text:style-name="T21"><text:s text:c="8"/></text:span><text:span text:style-name="T21">*</text:span></text:p>
                <text:p text:style-name="P16"><text:span text:style-name="T21"><text:s text:c="6"/></text:span><text:span text:style-name="T21">**</text:span></text:p>
                <text:p text:style-name="P16"><text:span text:style-name="T21"><text:s text:c="4"/></text:span><text:span text:style-name="T21">***</text:span></text:p>
                <text:p text:style-name="P16"><text:span text:style-name="T21"><text:s text:c="2"/></text:span><text:span text:style-name="T21">****</text:span></text:p>
                <text:p text:style-name="P16"><text:span text:style-name="T21">*****</text:span></text:p>
              </table:table-cell>
              <table:table-cell>
                <text:p><text:span text:style-name="T19">N = 7</text:span></text:p>
                <text:p text:style-name="P16"><text:span text:style-name="T19"><text:s text:c="6"/></text:span><text:span text:style-name="T19">*</text:span></text:p>
                <text:p text:style-name="P16"><text:span text:style-name="T19"><text:s text:c="5"/></text:span><text:span text:style-name="T19">**</text:span></text:p>
                <text:p text:style-name="P16"><text:span text:style-name="T19"><text:s text:c="4"/></text:span><text:span text:style-name="T19">***</text:span></text:p>
                <text:p text:style-name="P16"><text:span text:style-name="T19"><text:s text:c="3"/></text:span><text:span text:style-name="T19">****</text:span></text:p>
                <text:p text:style-name="P16"><text:span text:style-name="T19"><text:s text:c="2"/></text:span><text:span text:style-name="T19">*****</text:span></text:p>
                <text:p text:style-name="P16"><text:span text:style-name="T19"><text:s/></text:span><text:span text:style-name="T19">******</text:span></text:p>
                <text:p text:style-name="P16"><text:span text:style-name="T19">*******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15" draw:layer="layout" svg:width="23.5cm" svg:height="12.093cm" svg:x="2.2cm" svg:y="5cm" presentation:class="outlin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Ubuntu Mono" svg:font-family="'Ubuntu Mono'" style:font-pitch="fixed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2H52M53S</meta:editing-duration>
    <meta:editing-cycles>93</meta:editing-cycles>
    <meta:generator>LibreOffice/4.2.8.2$Linux_X86_64 LibreOffice_project/420m0$Build-2</meta:generator>
    <dc:date>2016-02-24T10:15:40.592607707</dc:date>
    <dc:creator>bagustris </dc:creator>
    <meta:document-statistic meta:object-count="165"/>
  </office:meta>
</office:document-meta>
</file>